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svg:panose-1="2 11 0 4 2 2 2 2 2 4"/>
    <style:font-face style:name="MS Mincho" svg:font-family="MS Mincho" style:font-family-generic="modern" style:font-pitch="fixed" svg:panose-1="2 2 6 9 4 2 5 8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Times New Roman" style:font-name-asian="Times New Roman" style:font-name-complex="Times New Roman" fo:font-size="14pt" style:font-size-asian="14pt" style:font-size-complex="14pt"/>
    </style:style>
    <style:style style:name="P2" style:parent-style-name="Normal" style:family="paragraph">
      <style:text-properties style:font-name="Times New Roman" style:font-name-asian="Times New Roman" style:font-name-complex="Times New Roman" fo:font-size="14pt" style:font-size-asian="14pt" style:font-size-complex="14pt"/>
    </style:style>
    <style:style style:name="P3" style:parent-style-name="Normal" style:family="paragraph">
      <style:text-properties style:font-name="Times New Roman" style:font-name-asian="Times New Roman" style:font-name-complex="Times New Roman" fo:font-size="14pt" style:font-size-asian="14pt" style:font-size-complex="14pt"/>
    </style:style>
    <style:style style:name="P4" style:parent-style-name="Normal" style:family="paragraph">
      <style:text-properties style:font-name="Times New Roman" style:font-name-asian="Times New Roman" style:font-name-complex="Times New Roman" fo:font-size="14pt" style:font-size-asian="14pt" style:font-size-complex="14pt"/>
    </style:style>
    <style:style style:name="P5" style:parent-style-name="Normal" style:family="paragraph">
      <style:text-properties style:font-name="Times New Roman" style:font-name-asian="Times New Roman" style:font-name-complex="Times New Roman" fo:font-size="14pt" style:font-size-asian="14pt" style:font-size-complex="14pt"/>
    </style:style>
    <style:style style:name="P6"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7"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8"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9"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0"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1"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2"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3"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4"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5"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6"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7"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8"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9"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20"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21"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22"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23"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24"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25"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26"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27"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28"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29" style:parent-style-name="ListParagraph" style:family="paragraph">
      <style:paragraph-properties fo:margin-bottom="0in"/>
      <style:text-properties style:font-name="Times New Roman" style:font-name-asian="Times New Roman" style:font-name-complex="Times New Roman" fo:font-size="14pt" style:font-size-asian="14pt" style:font-size-complex="14pt"/>
    </style:style>
    <style:style style:name="P30" style:parent-style-name="Normal" style:family="paragraph">
      <style:paragraph-properties fo:margin-bottom="0in"/>
      <style:text-properties style:font-name="Times New Roman" style:font-name-asian="Times New Roman" style:font-name-complex="Times New Roman" fo:font-size="14pt" style:font-size-asian="14pt" style:font-size-complex="14pt"/>
    </style:style>
    <style:style style:name="P31" style:parent-style-name="Normal" style:family="paragraph">
      <style:paragraph-properties fo:margin-bottom="0in"/>
      <style:text-properties style:font-name="Times New Roman" style:font-name-asian="Times New Roman" style:font-name-complex="Times New Roman" fo:font-size="14pt" style:font-size-asian="14pt" style:font-size-complex="14pt"/>
    </style:style>
    <style:style style:name="P32" style:parent-style-name="Normal" style:family="paragraph">
      <style:paragraph-properties fo:margin-bottom="0in"/>
      <style:text-properties style:font-name="Times New Roman" style:font-name-asian="Times New Roman" style:font-name-complex="Times New Roman" fo:font-size="14pt" style:font-size-asian="14pt" style:font-size-complex="14pt"/>
    </style:style>
    <style:style style:name="P33" style:parent-style-name="ListParagraph" style:family="paragraph">
      <style:paragraph-properties fo:margin-bottom="0in"/>
      <style:text-properties style:font-name="Times New Roman" style:font-name-asian="Times New Roman" style:font-name-complex="Times New Roman" fo:font-size="14pt" style:font-size-asian="14pt" style:font-size-complex="14pt"/>
    </style:style>
    <style:style style:name="P34" style:parent-style-name="ListParagraph" style:family="paragraph">
      <style:paragraph-properties fo:margin-bottom="0in"/>
      <style:text-properties style:font-name="Times New Roman" style:font-name-asian="Times New Roman" style:font-name-complex="Times New Roman" fo:font-size="14pt" style:font-size-asian="14pt" style:font-size-complex="14pt"/>
    </style:style>
    <style:style style:name="P35" style:parent-style-name="ListParagraph" style:family="paragraph">
      <style:paragraph-properties fo:margin-bottom="0in"/>
      <style:text-properties style:font-name="Times New Roman" style:font-name-asian="Times New Roman" style:font-name-complex="Times New Roman" fo:font-size="14pt" style:font-size-asian="14pt" style:font-size-complex="14pt"/>
    </style:style>
    <style:style style:name="P36" style:parent-style-name="ListParagraph" style:family="paragraph">
      <style:paragraph-properties fo:margin-bottom="0in"/>
      <style:text-properties style:font-name="Times New Roman" style:font-name-asian="Times New Roman" style:font-name-complex="Times New Roman" fo:font-size="14pt" style:font-size-asian="14pt" style:font-size-complex="14pt"/>
    </style:style>
    <style:style style:name="P37" style:parent-style-name="ListParagraph" style:family="paragraph">
      <style:paragraph-properties fo:margin-bottom="0in"/>
      <style:text-properties style:font-name="Times New Roman" style:font-name-asian="Times New Roman" style:font-name-complex="Times New Roman" fo:font-size="14pt" style:font-size-asian="14pt" style:font-size-complex="14pt"/>
    </style:style>
    <style:style style:name="P38" style:parent-style-name="ListParagraph" style:family="paragraph">
      <style:paragraph-properties fo:margin-bottom="0in"/>
      <style:text-properties style:font-name="Times New Roman" style:font-name-asian="Times New Roman" style:font-name-complex="Times New Roman" fo:font-size="14pt" style:font-size-asian="14pt" style:font-size-complex="14pt"/>
    </style:style>
    <style:style style:name="P39" style:parent-style-name="Normal" style:family="paragraph">
      <style:paragraph-properties fo:margin-bottom="0in"/>
      <style:text-properties style:font-name="Times New Roman" style:font-name-asian="Times New Roman" style:font-name-complex="Times New Roman" fo:font-size="14pt" style:font-size-asian="14pt" style:font-size-complex="14pt"/>
    </style:style>
    <style:style style:name="P40" style:parent-style-name="Normal" style:family="paragraph">
      <style:paragraph-properties fo:margin-bottom="0in"/>
      <style:text-properties style:font-name="Times New Roman" style:font-name-asian="Times New Roman" style:font-name-complex="Times New Roman" fo:font-size="14pt" style:font-size-asian="14pt" style:font-size-complex="14pt"/>
    </style:style>
    <style:style style:name="P41" style:parent-style-name="Normal" style:family="paragraph">
      <style:paragraph-properties fo:margin-bottom="0in"/>
      <style:text-properties style:font-name="Times New Roman" style:font-name-asian="Times New Roman" style:font-name-complex="Times New Roman" fo:font-size="14pt" style:font-size-asian="14pt" style:font-size-complex="14pt"/>
    </style:style>
    <style:style style:name="P42" style:parent-style-name="ListParagraph" style:family="paragraph">
      <style:paragraph-properties fo:margin-bottom="0in"/>
      <style:text-properties style:font-name="Times New Roman" style:font-name-asian="Times New Roman" style:font-name-complex="Times New Roman" fo:font-size="14pt" style:font-size-asian="14pt" style:font-size-complex="14pt"/>
    </style:style>
    <style:style style:name="P43" style:parent-style-name="ListParagraph" style:family="paragraph">
      <style:paragraph-properties fo:margin-bottom="0in"/>
      <style:text-properties style:font-name="Times New Roman" style:font-name-asian="Times New Roman" style:font-name-complex="Times New Roman" fo:font-size="14pt" style:font-size-asian="14pt" style:font-size-complex="14pt"/>
    </style:style>
    <style:style style:name="P44" style:parent-style-name="ListParagraph" style:family="paragraph">
      <style:paragraph-properties fo:margin-bottom="0in"/>
      <style:text-properties style:font-name="Times New Roman" style:font-name-asian="Times New Roman" style:font-name-complex="Times New Roman" fo:font-size="14pt" style:font-size-asian="14pt" style:font-size-complex="14pt"/>
    </style:style>
    <style:style style:name="P45" style:parent-style-name="ListParagraph" style:family="paragraph">
      <style:paragraph-properties fo:margin-bottom="0in"/>
      <style:text-properties style:font-name="Times New Roman" style:font-name-asian="Times New Roman" style:font-name-complex="Times New Roman" fo:font-size="14pt" style:font-size-asian="14pt" style:font-size-complex="14pt"/>
    </style:style>
    <style:style style:name="P46" style:parent-style-name="Normal" style:family="paragraph">
      <style:paragraph-properties fo:margin-bottom="0in"/>
      <style:text-properties style:font-name="Times New Roman" style:font-name-asian="Times New Roman" style:font-name-complex="Times New Roman" fo:font-size="14pt" style:font-size-asian="14pt" style:font-size-complex="14pt"/>
    </style:style>
    <style:style style:name="P47" style:parent-style-name="ListParagraph" style:family="paragraph">
      <style:paragraph-properties fo:margin-bottom="0in"/>
      <style:text-properties style:font-name="Times New Roman" style:font-name-asian="Times New Roman" style:font-name-complex="Times New Roman" fo:font-size="14pt" style:font-size-asian="14pt" style:font-size-complex="14pt"/>
    </style:style>
    <style:style style:name="P48" style:parent-style-name="ListParagraph" style:family="paragraph">
      <style:paragraph-properties fo:margin-bottom="0in"/>
      <style:text-properties style:font-name="Times New Roman" style:font-name-asian="Times New Roman" style:font-name-complex="Times New Roman" fo:font-size="14pt" style:font-size-asian="14pt" style:font-size-complex="14pt"/>
    </style:style>
    <style:style style:name="P49" style:parent-style-name="ListParagraph" style:family="paragraph">
      <style:paragraph-properties fo:margin-bottom="0in"/>
      <style:text-properties style:font-name="Times New Roman" style:font-name-asian="Times New Roman" style:font-name-complex="Times New Roman" fo:font-size="14pt" style:font-size-asian="14pt" style:font-size-complex="14pt"/>
    </style:style>
    <style:style style:name="P50" style:parent-style-name="Normal" style:family="paragraph">
      <style:text-properties style:font-name="Times New Roman" style:font-name-asian="Times New Roman" style:font-name-complex="Times New Roman" fo:font-size="14pt" style:font-size-asian="14pt" style:font-size-complex="14pt"/>
    </style:style>
    <style:style style:name="P51" style:parent-style-name="Normal" style:family="paragraph">
      <style:text-properties style:font-name="Times New Roman" style:font-name-asian="Times New Roman" style:font-name-complex="Times New Roman" fo:font-size="14pt" style:font-size-asian="14pt" style:font-size-complex="14pt"/>
    </style:style>
    <style:style style:name="P52"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53"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54"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55"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56"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57"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58"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59"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T60" style:parent-style-name="DefaultParagraphFont" style:family="text">
      <style:text-properties style:font-name="Times New Roman" style:font-name-asian="Times New Roman" style:font-name-complex="Times New Roman" fo:font-size="14pt" style:font-size-asian="14pt" style:font-size-complex="14pt"/>
    </style:style>
    <style:style style:name="P61"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62"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63"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64"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65"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66"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67"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68"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69"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70"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71"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72"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73"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74" style:parent-style-name="Normal" style:family="paragraph">
      <style:text-properties style:font-name="Times New Roman" style:font-name-asian="Times New Roman" style:font-name-complex="Times New Roman" fo:font-size="14pt" style:font-size-asian="14pt" style:font-size-complex="14pt"/>
    </style:style>
    <style:style style:name="P75" style:parent-style-name="Normal" style:family="paragraph">
      <style:text-properties style:font-name="Times New Roman" style:font-name-asian="Times New Roman" style:font-name-complex="Times New Roman" fo:font-size="14pt" style:font-size-asian="14pt" style:font-size-complex="14pt"/>
    </style:style>
    <style:style style:name="P76"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77"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78" style:parent-style-name="Normal" style:family="paragraph">
      <style:paragraph-properties fo:margin-top="0.1666in" fo:margin-bottom="0.1666in"/>
    </style:style>
    <style:style style:name="T79" style:parent-style-name="DefaultParagraphFont" style:family="text">
      <style:text-properties style:font-name="Times New Roman" style:font-name-asian="Times New Roman" style:font-name-complex="Times New Roman" fo:font-size="14pt" style:font-size-asian="14pt" style:font-size-complex="14pt"/>
    </style:style>
    <style:style style:name="T80"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81" style:parent-style-name="DefaultParagraphFont" style:family="text">
      <style:text-properties style:font-name="Times New Roman" style:font-name-asian="Times New Roman" style:font-name-complex="Times New Roman" fo:font-size="14pt" style:font-size-asian="14pt" style:font-size-complex="14pt"/>
    </style:style>
    <style:style style:name="P82" style:parent-style-name="Normal" style:family="paragraph">
      <style:text-properties style:font-name="Times New Roman" style:font-name-asian="Times New Roman" style:font-name-complex="Times New Roman" fo:font-size="14pt" style:font-size-asian="14pt" style:font-size-complex="14pt"/>
    </style:style>
    <style:style style:name="P83"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84"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85"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86"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87"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88"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89" style:parent-style-name="ListParagraph"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90"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91"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92"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93"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94"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T95" style:parent-style-name="DefaultParagraphFont" style:family="text">
      <style:text-properties style:font-name="Times New Roman" style:font-name-asian="Times New Roman" style:font-name-complex="Times New Roman" fo:font-size="14pt" style:font-size-asian="14pt" style:font-size-complex="14pt"/>
    </style:style>
    <style:style style:name="P96"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97"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98"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99"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00" style:parent-style-name="Normal" style:family="paragraph">
      <style:text-properties style:font-name="Times New Roman" style:font-name-asian="Times New Roman" style:font-name-complex="Times New Roman" fo:font-size="14pt" style:font-size-asian="14pt" style:font-size-complex="14pt"/>
    </style:style>
    <style:style style:name="P101"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02"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03"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04"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05" style:parent-style-name="Normal" style:family="paragraph">
      <style:paragraph-properties fo:margin-bottom="0in"/>
      <style:text-properties style:font-name="Times New Roman" style:font-name-asian="Times New Roman" style:font-name-complex="Times New Roman" fo:font-size="14pt" style:font-size-asian="14pt" style:font-size-complex="14pt"/>
    </style:style>
    <style:style style:name="P106" style:parent-style-name="Normal" style:family="paragraph">
      <style:paragraph-properties fo:margin-bottom="0in"/>
      <style:text-properties style:font-name="Times New Roman" style:font-name-asian="Times New Roman" style:font-name-complex="Times New Roman" fo:font-size="14pt" style:font-size-asian="14pt" style:font-size-complex="14pt"/>
    </style:style>
    <style:style style:name="P107" style:parent-style-name="Normal" style:family="paragraph">
      <style:paragraph-properties fo:margin-bottom="0in"/>
      <style:text-properties style:font-name="Times New Roman" style:font-name-asian="Times New Roman" style:font-name-complex="Times New Roman" fo:font-size="14pt" style:font-size-asian="14pt" style:font-size-complex="14pt"/>
    </style:style>
    <style:style style:name="P108" style:parent-style-name="Normal" style:family="paragraph">
      <style:paragraph-properties fo:margin-bottom="0in"/>
      <style:text-properties style:font-name="Times New Roman" style:font-name-asian="Times New Roman" style:font-name-complex="Times New Roman" fo:font-size="14pt" style:font-size-asian="14pt" style:font-size-complex="14pt"/>
    </style:style>
    <style:style style:name="P109" style:parent-style-name="Normal" style:family="paragraph">
      <style:paragraph-properties fo:margin-bottom="0in"/>
      <style:text-properties style:font-name="Times New Roman" style:font-name-asian="Times New Roman" style:font-name-complex="Times New Roman" fo:font-size="14pt" style:font-size-asian="14pt" style:font-size-complex="14pt"/>
    </style:style>
    <style:style style:name="P110"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11"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12"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13"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14"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15"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16" style:parent-style-name="Normal" style:family="paragraph">
      <style:paragraph-properties fo:margin-top="0.1666in" fo:margin-bottom="0.1666in"/>
      <style:text-properties style:font-name="Times New Roman" style:font-name-asian="Times New Roman" style:font-name-complex="Times New Roman" fo:font-size="14pt" style:font-size-asian="14pt" style:font-size-complex="14pt"/>
    </style:style>
    <style:style style:name="P117" style:parent-style-name="Normal" style:family="paragraph">
      <style:text-properties style:font-name="Times New Roman" style:font-name-asian="Times New Roman" style:font-name-complex="Times New Roman" fo:font-size="14pt" style:font-size-asian="14pt" style:font-size-complex="14pt"/>
    </style:style>
  </office:automatic-styles>
  <office:body>
    <office:text text:use-soft-page-breaks="true">
      <text:p text:style-name="P1">Chương 2:<text:s/></text:p>
      <text:p text:style-name="P2">2.2.2. <text:s/>Error Level Analysis (ELA)</text:p>
      <text:p text:style-name="P3">Error Level Analysis (ELA) là một kỹ thuật phân tích ảnh số được sử dụng rộng rãi trong lĩnh vực Digital Image Forensics nhằm phát hiện các dấu hiệu chỉnh sửa hoặc giả mạo ảnh. ELA hoạt động dựa trên nguyên lý phân tích mức độ nén trong một ảnh và xác định các vùng đã được chỉnh sửa hoặc thao tác ở mức độ khác so với phần còn lại của ảnh.</text:p>
      <text:p text:style-name="P4">2.2.2.1. Nguyên lí hoạt động</text:p>
      <text:p text:style-name="P5">Ảnh JPEG sử dụng thuật toán nén mất dữ liệu (lossy compression). Trong quá trình nén, ảnh được chia thành các khối 8×8 pixel, sau đó mỗi khối được biến đổi và lượng tử hóa, dẫn đến việc xuất hiện sai số nén. Đối với một ảnh “nguyên bản”, các sai số này có xu hướng phân bố tương đối đồng đều trên toàn bộ ảnh.</text:p>
      <text:p text:style-name="P6">ELA hoạt động bằng cách:</text:p>
      <text:list text:style-name="LFO14" text:continue-numbering="true">
        <text:list-item>
          <text:p text:style-name="P7">Lưu lại ảnh gốc ở định dạng không mất dữ liệu (PNG hoặc TIFF)</text:p>
        </text:list-item>
        <text:list-item>
          <text:p text:style-name="P8">Nén lại ảnh đó dưới dạng JPEG với chất lượng tương đương (thường trong khoảng 80–90%).</text:p>
        </text:list-item>
        <text:list-item>
          <text:p text:style-name="P9">Tính toán độ chênh lệch tuyệt đối giữa ảnh gốc và ảnh đã nén lại<text:s/>dựa trên công thức:<text:s/>Error = |Original_Image - Resaved_Image|.</text:p>
        </text:list-item>
        <text:list-item>
          <text:p text:style-name="P10">Trực quan hóa mức sai lệch này dưới dạng bản đồ ELA.</text:p>
        </text:list-item>
      </text:list>
      <text:p text:style-name="P11">Khi một ảnh JPEG được chỉnh sửa và lưu lại, các vùng chỉnh sửa sẽ trải qua một lần nén mới, trong khi các vùng không bị chỉnh sửa đã được nén trước đó. Do đó, khi toàn bộ ảnh được nén lại ở cùng một mức chất lượng, các vùng đã chỉnh sửa sẽ có mức độ lỗi khác biệt so với các vùng gốc</text:p>
      <text:p text:style-name="P12">Bằng cách so sánh mức độ nén của các phần khác nhau trong ảnh, ELA có thể xác định các khu vực đã bị chỉnh sửa. Các thuật toán được ELA sử dụng dựa trên nguyên tắc rằng lỗi phát sinh trong quá trình nén tỷ lệ thuận với sự khác biệt giữa ảnh gốc và ảnh được lưu lại. Hình 1 sẽ hiển thị bức ảnh gốc trước khi được chỉnh sửa, cùng với hình ảnh con tàu được mô tả trong Hình 2.</text:p>
      <text:p text:style-name="P13">Biểu diễn kết quả ELA:</text:p>
      <text:p text:style-name="P14">Kết quả ELA thường được biểu diễn bằng bản đồ màu, trong đó:</text:p>
      <text:list text:style-name="LFO12" text:continue-numbering="true">
        <text:list-item>
          <text:p text:style-name="P15">Các vùng có sai lệch thấp được hiển thị bằng màu tối hoặc xanh lam.</text:p>
        </text:list-item>
        <text:list-item>
          <text:p text:style-name="P16">Các vùng có sai lệch cao được hiển thị bằng màu sáng hoặc đỏ.</text:p>
        </text:list-item>
      </text:list>
      <text:p text:style-name="P17">Hình 3 thể hiện ảnh ELA khi ảnh không qua chỉnh sửa và hình 4 thể hiện<text:s/>ảnh<text:s/>ELA đã qua chỉnh sửa.</text:p>
      <text:p text:style-name="P18">2.2.2.2. Vai trò của nén JPEG trong ELA</text:p>
      <text:p text:style-name="P19">Nén JPEG đóng vai trò trung tâm trong kỹ thuật Error Level Analysis (ELA), vì ELA chủ yếu dựa vào các đặc tính của quá trình nén mất mát (lossy compression) trong định dạng JPEG để phát hiện sự chỉnh sửa hoặc can thiệp vào hình ảnh. Định dạng JPEG sử dụng thuật toán nén chia hình ảnh thành các khối 8x8 pixel, và mỗi khối được nén với mức độ lỗi khác nhau để giảm kích thước tệp mà không làm mất quá nhiều chi tiết hình ảnh. Quá trình này giới thiệu các "lỗi" (errors) hoặc artifact, nơi dữ liệu gốc bị thay đổi một cách có hệ thống, dẫn đến sự không đồng đều trong mức độ nén giữa các phần của hình ảnh.</text:p>
      <text:p text:style-name="P20">Thuật toán ELA phân tích sự không đồng nhất này bằng cách tính toán sự chênh lệch lỗi trên từng khối, sử dụng ngưỡng (threshold) để xác định và làm nổi bật các vùng đáng ngờ. Việc đặt ngưỡng (threshold) là cần thiết để xác định các vùng có mức sai lệch bất thường. Những vùng vượt quá ngưỡng này sẽ được đánh dấu là nghi ngờ chỉnh sửa.<text:s/></text:p>
      <text:p text:style-name="P21">Nhờ vai trò của nén JPEG, ELA trở thành công cụ hiệu quả cho các loại hình ảnh kỹ thuật số phổ biến, nhưng cũng bị hạn chế: nó chỉ hoạt động tốt với định dạng JPEG và có thể không phát hiện được nếu hình ảnh được nén nhiều lần hoặc ở mức độ cao, làm mờ các artifact. Việc kết hợp với các phương pháp khác như phân tích siêu dữ liệu hoặc histogram giúp bổ sung, tăng độ chính xác tổng thể.</text:p>
      <text:p text:style-name="P22">2.2.2.3. Phương pháp thực hiện</text:p>
      <text:p text:style-name="P23">2.2.2.3.1. Phương pháp thủ công (Manual Method)</text:p>
      <text:p text:style-name="P24">Để đảm bảo ứng dụng đáng tin cậy của phương pháp ELA thông qua phương tiện thủ công, cần tuân theo hướng dẫn thủ tục nghiêm ngặt. Các bước thực hiện:</text:p>
      <text:list text:style-name="LFO11" text:continue-numbering="true">
        <text:list-item>
          <text:p text:style-name="P25">Xác định tệp ảnh cần phân tích và tạo bản sao của tệp gốc để tránh bất kỳ thay đổi ngẫu nhiên nào đối với tệp gốc.</text:p>
        </text:list-item>
        <text:list-item>
          <text:p text:style-name="P26">Mở tệp ảnh trong phần mềm chỉnh sửa ảnh và lưu bản sao của ảnh ở định dạng không mất mát như TIFF hoặc PNG. Quá trình này bảo toàn chất lượng ban đầu của ảnh và đảm bảo không có dữ liệu nào bị mất trong quá trình phân tích.</text:p>
        </text:list-item>
        <text:list-item>
          <text:p text:style-name="P27">Mở bản sao đã lưu và lưu lại dưới dạng định dạng nén như JPEG, với mức nén 80-90%. Bước này mô phỏng quá trình nén tự nhiên xảy ra khi ảnh được chỉnh sửa hoặc lưu ở định dạng khác.</text:p>
        </text:list-item>
        <text:list-item>
          <text:p text:style-name="P28">Mở cả bản sao gốc không mất mát và bản sao nén đã lưu lại trong phần mềm có khả năng thực hiện phân tích ELA. Đối với phương pháp thủ công, Adobe Photoshop thường được sử dụng.</text:p>
        </text:list-item>
        <text:list-item>
          <text:p text:style-name="P29">Sử dụng phần mềm để tạo bản đồ ELA bằng cách trừ bản sao nén khỏi bản sao gốc. Quá trình này làm nổi bật bất kỳ vùng nào của ảnh đã bị thay đổi hoặc thao tác.</text:p>
        </text:list-item>
      </text:list>
      <text:p text:style-name="P30">Phương pháp thủ công là phương pháp duy nhất được chấp nhận để sử dụng làm bằng chứng tại tòa án. Điều này là do nó đảm bảo rằng tính chuyên môn là đáng tin cậy, và có thể chấp nhận được.</text:p>
      <text:p text:style-name="P31">2.2.2.3.2. Phương pháp thuật toán (Algorithmic Approach)</text:p>
      <text:p text:style-name="P32">Các thuật toán ELA sử dụng các bước sau để xác định thao tác:</text:p>
      <text:list text:style-name="LFO10" text:continue-numbering="true">
        <text:list-item>
          <text:p text:style-name="P33">Chia ảnh thành các khối</text:p>
        </text:list-item>
        <text:list-item>
          <text:p text:style-name="P34">Nén từng khối bằng thuật toán JPEG</text:p>
        </text:list-item>
        <text:list-item>
          <text:p text:style-name="P35">Tính toán sự khác biệt giữa ảnh gốc và ảnh được lưu lại</text:p>
        </text:list-item>
        <text:list-item>
          <text:p text:style-name="P36">Tính toán mức độ lỗi cho từng khối</text:p>
        </text:list-item>
        <text:list-item>
          <text:p text:style-name="P37">Đặt giá trị ngưỡng để xác định các vùng có mức độ lỗi cao</text:p>
        </text:list-item>
        <text:list-item>
          <text:p text:style-name="P38">Làm nổi bật các vùng ảnh vượt quá giá trị ngưỡng</text:p>
        </text:list-item>
      </text:list>
      <text:p text:style-name="P39">Phương pháp tiếp cận thuật toán của ELA trong việc xác định thao tác ảnh dựa trên phân tích thống kê. Phương pháp này hiệu quả trong việc phát hiện thao tác ảnh bằng cách so sánh mức độ lỗi giữa ảnh gốc và ảnh được lưu lại. Thuật toán phân tích mức độ nén được áp dụng cho ảnh và làm nổi bật các vùng hiển thị mức độ lỗi không nhất quán.</text:p>
      <text:p text:style-name="P40">2.2.2.4. Ưu điểm và hạn chế</text:p>
      <text:p text:style-name="P41">2.2.2.4.1. Ưu điểm</text:p>
      <text:list text:style-name="LFO14" text:continue-numbering="true">
        <text:list-item>
          <text:p text:style-name="P42">Phương pháp đơn giản và hiệu quả trong việc phát hiện thao tác ảnh</text:p>
        </text:list-item>
        <text:list-item>
          <text:p text:style-name="P43">Không cần thông tin tiên nghiệm về ảnh gốc</text:p>
        </text:list-item>
        <text:list-item>
          <text:p text:style-name="P44">Có thể phát hiện thao tác ngay cả khi không nhìn thấy bằng mắt thường</text:p>
        </text:list-item>
        <text:list-item>
          <text:p text:style-name="P45">Được chấp nhận rộng rãi như một phương pháp xác thực ảnh đáng tin cậy và khách quan trong các vụ kiện pháp lý</text:p>
        </text:list-item>
      </text:list>
      <text:p text:style-name="P46">2.2.2.4.2. Hạn chế</text:p>
      <text:list text:style-name="LFO14" text:continue-numbering="true">
        <text:list-item>
          <text:p text:style-name="P47">Kỹ thuật ELA chỉ có thể phát hiện thao tác ảnh và không phải lúc nào cũng xác định được loại hoặc mức độ thao tác đã được thực hiện.</text:p>
        </text:list-item>
        <text:list-item>
          <text:p text:style-name="P48">Hiệu suất giảm khi ảnh bị nén mạnh (quality factor &lt; 75).</text:p>
        </text:list-item>
        <text:list-item>
          <text:p text:style-name="P49">Cần diễn giải kết quả phân tích ELA trong bối cảnh của các bằng chứng có sẵn khác.</text:p>
        </text:list-item>
      </text:list>
      <text:p text:style-name="P50">2.1.3. Phân tích JPEG Compression Artifacts</text:p>
      <text:p text:style-name="P51">2.1.3.1. JPEG Compression Artifacts và cơ chế hình thành</text:p>
      <text:p text:style-name="P52">JPEG compression artifacts là các biến dạng không mong muốn xuất hiện trong ảnh sau quá trình nén JPEG, bắt nguồn từ cơ chế nén mất dữ liệu (lossy compression). Trong khi làm giảm kích thước tệp, thuật toán JPEG loại bỏ một phần thông tin hình ảnh, dẫn đến sự xuất hiện của các artifacts như hiệu ứng khối (blocking artifacts), ringing artifacts quanh các cạnh sắc nét và nhiễu lượng tử hóa (quantization noise).</text:p>
      <text:p text:style-name="P53">Trong image forensics, các artifacts này không chỉ phản ánh chất lượng ảnh mà còn đóng vai trò như những “dấu vết kỹ thuật số”, cho phép suy luận lịch sử xử lý và phát hiện dấu hiệu chỉnh sửa ảnh.</text:p>
      <text:p text:style-name="P54">Theo tiêu chuẩn JPEG, ảnh được chia thành các khối 8×8 pixel và xử lý qua các bước chính: biến đổi DCT, lượng tử hóa và mã hóa entropy. Trong đó, bước lượng tử hóa là nguyên nhân chính gây mất dữ liệu và tạo ra artifacts. Các thành phần tần số cao, chứa chi tiết nhỏ và cạnh sắc nét, thường bị suy giảm mạnh hơn, dẫn đến các biến dạng dễ quan sát.</text:p>
      <text:p text:style-name="P55">Các loại JPEG compression artifacts tiêu biểu gồm:</text:p>
      <text:list text:style-name="LFO5" text:continue-numbering="true">
        <text:list-item>
          <text:p text:style-name="P56">Blocking artifacts: xuất hiện tại ranh giới giữa các khối 8×8 pixel do mỗi khối được xử lý độc lập, tạo hiệu ứng “ô cờ”, đặc biệt rõ ở vùng màu đồng nhất.</text:p>
        </text:list-item>
      </text:list>
      <text:list text:style-name="LFO4" text:continue-numbering="true">
        <text:list-item>
          <text:p text:style-name="P57">Ringing artifacts: biểu hiện dưới dạng các gợn sóng hoặc halo quanh cạnh sắc nét, xuất phát từ việc mất các thành phần tần số cao trong quá trình lượng tử hóa.</text:p>
        </text:list-item>
      </text:list>
      <text:list text:style-name="LFO6" text:continue-numbering="true">
        <text:list-item>
          <text:p text:style-name="P58">Quantization noise: nhiễu phân bố trên toàn ảnh do làm tròn hệ số DCT, phản ánh mức quality factor và số lần ảnh đã bị nén.</text:p>
        </text:list-item>
      </text:list>
      <text:p text:style-name="P59">Việc phân tích các artifacts này giúp trích xuất thông tin về tham số nén, lịch sử xử lý và các bất thường cục bộ trong ảnh.</text:p>
      <text:p text:style-name="Normal"><text:span text:style-name="T60">2.1.3.2. Double JPEG Compression và ý nghĩa trong Image Forensics</text:span></text:p>
      <text:p text:style-name="P61">Double JPEG compression xảy ra khi một ảnh JPEG được giải nén và nén lại ít nhất một lần nữa, có hoặc không kèm chỉnh sửa. Hiện tượng này phổ biến trong thực tế do người dùng chỉnh sửa ảnh, ảnh bị tải lên các nền tảng trực tuyến hoặc ảnh được ghép từ nhiều nguồn khác nhau.</text:p>
      <text:p text:style-name="P62">Việc nén JPEG nhiều lần tạo ra các dấu vết đặc trưng trong phân bố histogram của hệ số DCT, được gọi là double quantization (DQ) effect. Các dấu vết này phản ánh mối quan hệ giữa quality factor của các lần nén và cho phép phát hiện ảnh đã qua xử lý.</text:p>
      <text:p text:style-name="P63">Dựa vào sự căn chỉnh của lưới DCT, double JPEG compression được chia thành hai trường hợp:</text:p>
      <text:list text:style-name="LFO2" text:continue-numbering="true">
        <text:list-item>
          <text:p text:style-name="P64">Aligned Double JPEG (A-DJPG): lưới DCT của hai lần nén trùng khớp, thường xảy ra khi ảnh được mở và lưu lại mà không thay đổi kích thước. Dấu hiệu điển hình là DQ effect rõ ràng trong histogram hệ số DCT.</text:p>
        </text:list-item>
        <text:list-item>
          <text:p text:style-name="P65">Non-Aligned Double JPEG (NA-DJPG): lưới DCT bị lệch do thao tác cắt, ghép hoặc xoay ảnh. Trường hợp này thường tạo ra sự không đồng nhất về blocking artifacts và phá vỡ tính chu kỳ của ảnh JPEG.</text:p>
        </text:list-item>
      </text:list>
      <text:p text:style-name="P66">Double JPEG compression có mối liên hệ chặt chẽ với các thao tác chỉnh sửa như image splicing, copy-move forgery hoặc các phép tăng cường ảnh. Tuy nhiên, cần lưu ý rằng double compression không đồng nghĩa tuyệt đối với giả mạo, vì nhiều quy trình xử lý hợp pháp cũng có thể tạo ra hiện tượng này.</text:p>
      <text:p text:style-name="P67">Trong điều tra image forensics, sự hiện diện của double JPEG compression là một chỉ dấu quan trọng cho thấy ảnh không còn ở trạng thái nguyên bản từ thiết bị chụp, hỗ trợ việc xây dựng timeline và đánh giá tính xác thực của hình ảnh.</text:p>
      <text:p text:style-name="P68">2.1.3.3. Ưu điểm, hạn chế và mối liên hệ với Error Level Analysis</text:p>
      <text:p text:style-name="P69">Phân tích JPEG compression artifacts là một phương pháp thụ động, không yêu cầu ảnh gốc hay thông tin từ thiết bị chụp. Kỹ thuật này có khả năng phát hiện nhiều dạng chỉnh sửa khác nhau, bao gồm ghép ảnh, sao chép vùng ảnh và các thao tác tăng cường cục bộ. Ngoài ra, việc phân tích theo từng khối 8×8 pixel cho phép định vị tương đối chính xác các vùng nghi vấn.</text:p>
      <text:p text:style-name="P70">Tuy nhiên, phương pháp này cũng tồn tại một số hạn chế. Nó chỉ áp dụng cho ảnh JPEG, dễ xảy ra false positive trong các workflow xử lý hợp pháp, và trở nên kém hiệu quả khi ảnh được nén với quality factor cao. Ngoài ra, các kỹ thuật anti-forensics như deblocking hoặc tái nén có chủ đích có thể làm suy giảm các dấu vết JPEG artifacts.</text:p>
      <text:p text:style-name="P71">JPEG compression artifacts và Error Level Analysis (ELA) là hai kỹ thuật bổ trợ cho nhau trong image forensics. Trong khi phân tích JPEG artifacts tập trung vào lịch sử nén và các dấu vết dài hạn, ELA nhạy hơn với các chỉnh sửa gần đây và sự không đồng nhất về mức độ nén hiện tại. Việc kết hợp cả hai phương pháp giúp tăng độ tin cậy của kết quả và giảm nguy cơ kết luận sai.</text:p>
      <text:p text:style-name="P72">Tóm lại, phân tích JPEG compression artifacts là một công cụ quan trọng trong bộ kỹ thuật image forensics. Khi được sử dụng kết hợp với ELA và các phương pháp khác như phân tích metadata, kỹ thuật này góp phần nâng cao hiệu quả phát hiện và đánh giá tính xác thực của ảnh số.</text:p>
      <text:p text:style-name="P73">2.1.4. Phát hiện Copy-Move và Splicing Forgery</text:p>
      <text:p text:style-name="P74">Copy-Move Forgery là một kỹ thuật giả mạo ảnh phổ biến, trong đó một vùng của ảnh được sao chép (copy) và dán (move) sang một vị trí khác trong cùng một ảnh. Mục đích thường là che giấu hoặc nhân bản một đối tượng nào đó, ví dụ như xóa một vật thể không mong muốn hoặc làm tăng số lượng đối tượng trong ảnh. Do vùng sao chép và vùng gốc có cùng đặc tính màu sắc, kết cấu và nhiễu, việc phát hiện copy-move forgery bằng mắt thường là rất khó khăn.</text:p>
      <text:p text:style-name="P75">Song song với đó , Splicing Forgery là kỹ thuật giả mạo trong đó các vùng ảnh được lấy từ một hoặc nhiều ảnh khác nhau và ghép vào một ảnh mới. Không giống copy-move, splicing liên quan đến sự kết hợp các nguồn ảnh khác nhau, do đó thường tạo ra sự không nhất quán về ánh sáng, màu sắc, nhiễu hoặc đặc tính nén giữa các vùng trong ảnh.</text:p>
      <text:p text:style-name="P76">Copy-move forgery có đặc trưng nổi bật là sự lặp lại nội dung trong cùng một ảnh, dẫn đến sự tồn tại của các vùng có cấu trúc và kết cấu rất giống nhau. Trong khi đó, splicing forgery thường gây ra sự không đồng nhất thống kê giữa các vùng ảnh, chẳng hạn như khác biệt về histogram màu, hướng chiếu sáng hoặc mức nhiễu cảm biến.</text:p>
      <text:p text:style-name="P77">Một điểm đáng chú ý là copy-move forgery thường được kết hợp với các phép biến đổi hậu xử lý như xoay, co giãn, làm mờ hoặc thay đổi độ sáng nhằm che giấu dấu vết sao chép. Điều này làm tăng độ phức tạp cho quá trình phát hiện tự động.</text:p>
      <text:p text:style-name="P78"><text:span text:style-name="T79">Cả copy-move và splicing đều thuộc nhóm</text:span><text:span text:style-name="T80"><text:s/></text:span><text:span text:style-name="T81">image content manipulation, tức là giả mạo dựa trên nội dung ảnh chứ không dựa vào siêu dữ liệu. Nhiều phương pháp phát hiện được đề xuất có thể áp dụng cho cả hai kỹ thuật, đặc biệt là các phương pháp dựa trên phân tích đặc trưng thống kê và cấu trúc cục bộ. Tuy nhiên, copy-move detection tập trung vào việc tìm kiếm các vùng tương đồng trong cùng một ảnh, trong khi splicing detection nhấn mạnh vào việc phát hiện sự không nhất quán giữa các vùng ảnh có nguồn gốc khác nhau.</text:span></text:p>
      <text:p text:style-name="P82">2.1.4.2. Các phương pháp phát hiện</text:p>
      <text:p text:style-name="P83">Các phương pháp block-based là nhóm kỹ thuật truyền thống và được sử dụng rộng rãi trong phát hiện copy-move forgery. Ý tưởng chính là chia ảnh thành các khối nhỏ (thường là khối vuông kích thước cố định, ví dụ 8×8 hoặc 16×16 pixel), sau đó trích xuất đặc trưng từ mỗi khối và so sánh các khối với nhau để tìm ra các vùng tương đồng .</text:p>
      <text:p text:style-name="P84">Quy trình điển hình của block-based methods bao gồm:</text:p>
      <text:list text:style-name="LFO1" text:continue-numbering="true">
        <text:list-item>
          <text:p text:style-name="P85">Chuyển ảnh sang không gian màu phù hợp (thường là ảnh xám).</text:p>
        </text:list-item>
        <text:list-item>
          <text:p text:style-name="P86">Chia ảnh thành các khối chồng lấn.</text:p>
        </text:list-item>
        <text:list-item>
          <text:p text:style-name="P87">Trích xuất đặc trưng cho từng khối.</text:p>
        </text:list-item>
        <text:list-item>
          <text:p text:style-name="P88">So khớp các khối dựa trên độ tương đồng của đặc trưng.</text:p>
        </text:list-item>
        <text:list-item>
          <text:p text:style-name="P89">Hậu xử lý để loại bỏ các kết quả trùng lặp giả (false positives).</text:p>
        </text:list-item>
      </text:list>
      <text:p text:style-name="P90">Ưu điểm của block-based methods là khả năng phát hiện chính xác các vùng sao chép ngay cả khi không có biến đổi hình học phức tạp. Tuy nhiên, nhược điểm lớn là chi phí tính toán cao và độ nhạy kém khi vùng sao chép bị xoay, co giãn hoặc biến đổi mạnh.</text:p>
      <text:p text:style-name="P91">Các phương pháp keypoint-based tập trung vào việc phát hiện và so khớp các điểm đặc trưng nổi bật (keypoints) trong ảnh, chẳng hạn như SIFT, SURF hoặc ORB. Thay vì phân tích toàn bộ ảnh theo từng khối, phương pháp này chỉ xử lý các điểm có tính phân biệt cao, do đó giảm đáng kể độ phức tạp tính toán .</text:p>
      <text:p text:style-name="P92">Keypoint-based methods có khả năng chống chịu tốt hơn với các phép biến đổi hình học như xoay, co giãn và thay đổi tỉ lệ. Tuy nhiên, chúng thường kém hiệu quả đối với các vùng sao chép có kết cấu đồng nhất hoặc kích thước nhỏ, nơi số lượng keypoint được phát hiện là hạn chế.</text:p>
      <text:p text:style-name="P93">Trong các phương pháp block-based, việc lựa chọn đặc trưng đóng vai trò quan trọng. DCT (Discrete Cosine Transform) thường được sử dụng để biểu diễn thông tin tần số của khối ảnh, giúp giảm nhiễu và tăng tính ổn định trước các thay đổi nhỏ về độ sáng.</text:p>
      <text:p text:style-name="P94">PCA (Principal Component Analysis) được áp dụng để giảm chiều dữ liệu đặc trưng, từ đó giảm chi phí tính toán và tăng hiệu quả so khớp. Zernike moments là một loại moment trực giao, có ưu điểm là bất biến đối với phép quay, giúp cải thiện khả năng phát hiện copy-move forgery khi vùng sao chép bị xoay .</text:p>
      <text:p text:style-name="Normal"><text:span text:style-name="T95">2.1.4.3. Đánh giá và thách thức</text:span></text:p>
      <text:p text:style-name="P96">Các kỹ thuật phát hiện copy-move và splicing cho phép xác định các thao tác chỉnh sửa ảnh mà không cần ảnh gốc để đối chiếu. Nhiều phương pháp đã chứng minh hiệu quả cao trong việc phát hiện các vùng giả mạo tinh vi mà mắt thường khó nhận ra. Đặc biệt, các phương pháp dựa trên đặc trưng tần số và keypoint có khả năng áp dụng tốt cho các tập dữ liệu lớn.</text:p>
      <text:p text:style-name="P97">Mặc dù đạt được nhiều kết quả tích cực, các phương pháp hiện tại vẫn tồn tại hạn chế đáng kể. Hiệu suất phát hiện giảm khi ảnh trải qua các phép hậu xử lý mạnh như nén JPEG chất lượng thấp, làm mờ hoặc thêm nhiễu. Ngoài ra, việc lựa chọn ngưỡng so khớp phù hợp là một thách thức lớn, ảnh hưởng trực tiếp đến tỷ lệ phát hiện sai.</text:p>
      <text:p text:style-name="P98">Trong môi trường forensic thực tế, ảnh thường có chất lượng không đồng đều, nguồn gốc không rõ ràng và có thể đã qua nhiều lần chỉnh sửa. Điều này khiến việc chỉ dựa vào một phương pháp phát hiện đơn lẻ trở nên không đủ tin cậy. Do đó, các nghiên cứu gần đây nhấn mạnh việc kết hợp nhiều kỹ thuật (metadata analysis, ELA, copy-move detection, splicing detection) nhằm tăng độ chính xác và tính thuyết phục của kết luận forensic .</text:p>
      <text:p text:style-name="P99"/>
      <text:p text:style-name="P100"/>
      <text:p text:style-name="P101"/>
      <text:p text:style-name="P102"/>
      <text:p text:style-name="P103"/>
      <text:p text:style-name="P104">.</text:p>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svg:panose-1="2 11 0 4 2 2 2 2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vi" fo:country="V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Times New Roman"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Times New Roman"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Aptos"/>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Aptos"/>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Aptos"/>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Aptos"/>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Aptos"/>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Aptos"/>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Aptos"/>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Aptos"/>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hanh Khanh</meta:initial-creator>
    <dc:creator>Khanh Khanh</dc:creator>
    <meta:creation-date>2026-02-11T14:26:00Z</meta:creation-date>
    <dc:date>2026-02-11T14:26:00Z</dc:date>
    <meta:template xlink:href="Normal.dotm" xlink:type="simple"/>
    <meta:editing-cycles>1</meta:editing-cycles>
    <meta:editing-duration>PT0S</meta:editing-duration>
    <meta:document-statistic meta:page-count="1" meta:paragraph-count="31" meta:word-count="2370" meta:character-count="15854" meta:row-count="112" meta:non-whitespace-character-count="13515"/>
  </office:meta>
</office:document-meta>
</file>